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ac0d" officeooo:paragraph-rsid="0017ac0d"/>
    </style:style>
    <style:style style:name="P2" style:family="paragraph" style:parent-style-name="Standard" style:list-style-name="L1">
      <style:text-properties officeooo:rsid="0017ac0d" officeooo:paragraph-rsid="0017ac0d"/>
    </style:style>
    <style:style style:name="P3" style:family="paragraph" style:parent-style-name="Standard" style:list-style-name="L1">
      <style:text-properties officeooo:paragraph-rsid="00189e1c"/>
    </style:style>
    <style:style style:name="P4" style:family="paragraph" style:parent-style-name="Standard" style:list-style-name="L1">
      <style:text-properties officeooo:rsid="0017ee7d" officeooo:paragraph-rsid="0017ee7d"/>
    </style:style>
    <style:style style:name="T1" style:family="text">
      <style:text-properties officeooo:rsid="00189e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ricas</text:p>
      <text:list xml:id="list2301900914" text:style-name="L1">
        <text:list-item>
          <text:p text:style-name="P2">HDI</text:p>
          <text:list>
            <text:list-item>
              <text:p text:style-name="P2">Min. <text:s/>0.3539</text:p>
            </text:list-item>
            <text:list-item>
              <text:p text:style-name="P2">1st Qu. <text:s text:c="2"/>0.5895</text:p>
            </text:list-item>
            <text:list-item>
              <text:p text:style-name="P2">Median <text:s text:c="4"/>0.7358</text:p>
            </text:list-item>
            <text:list-item>
              <text:p text:style-name="P2">Mean <text:s/>0.7090</text:p>
            </text:list-item>
            <text:list-item>
              <text:p text:style-name="P2">3rd Qu. <text:s text:c="4"/>0.8210</text:p>
            </text:list-item>
            <text:list-item>
              <text:p text:style-name="P2">Max.  <text:s text:c="5"/>0.9525 </text:p>
            </text:list-item>
            <text:list-item>
              <text:p text:style-name="P2">DP 0.153715</text:p>
            </text:list-item>
          </text:list>
        </text:list-item>
        <text:list-item>
          <text:p text:style-name="P4">LEB</text:p>
          <text:list>
            <text:list-item>
              <text:p text:style-name="P4">Min. <text:s/>52.21</text:p>
            </text:list-item>
            <text:list-item>
              <text:p text:style-name="P4">1st Qu. <text:s text:c="2"/>66.76</text:p>
            </text:list-item>
            <text:list-item>
              <text:p text:style-name="P4">Median <text:s text:c="4"/>73.75</text:p>
            </text:list-item>
            <text:list-item>
              <text:p text:style-name="P4">Mean <text:s/>72.13</text:p>
            </text:list-item>
            <text:list-item>
              <text:p text:style-name="P4">3rd Qu. <text:s text:c="3"/>77.37</text:p>
            </text:list-item>
            <text:list-item>
              <text:p text:style-name="P4">Max. <text:s/>84.10</text:p>
            </text:list-item>
            <text:list-item>
              <text:p text:style-name="P4">DP 7.680173</text:p>
            </text:list-item>
          </text:list>
        </text:list-item>
        <text:list-item>
          <text:p text:style-name="P3"><text:span text:style-name="T1">EYS</text:span></text:p>
          <text:list>
            <text:list-item>
              <text:p text:style-name="P3"><text:span text:style-name="T1">Min. <text:s/>4.872</text:span></text:p>
            </text:list-item>
            <text:list-item>
              <text:p text:style-name="P3"><text:span text:style-name="T1">1st Qu. 11.365 <text:s/></text:span></text:p>
            </text:list-item>
            <text:list-item>
              <text:p text:style-name="P3"><text:span text:style-name="T1">Median <text:s text:c="2"/>13.256</text:span></text:p>
            </text:list-item>
            <text:list-item>
              <text:p text:style-name="P3"><text:span text:style-name="T1">Mean <text:s/>13.248</text:span></text:p>
            </text:list-item>
            <text:list-item>
              <text:p text:style-name="P3"><text:span text:style-name="T1">3rd Qu. <text:s/>15.233</text:span></text:p>
            </text:list-item>
            <text:list-item>
              <text:p text:style-name="P3"><text:span text:style-name="T1">Max.  <text:s/>22.921</text:span></text:p>
            </text:list-item>
            <text:list-item>
              <text:p text:style-name="P3"><text:span text:style-name="T1">DP 2.940496</text:span></text:p>
            </text:list-item>
          </text:list>
        </text:list-item>
        <text:list-item>
          <text:p text:style-name="P3"><text:span text:style-name="T1"><text:s text:c="2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3T02:33:15.034433511</meta:creation-date>
    <dc:date>2019-09-23T03:24:39.350150797</dc:date>
    <meta:editing-duration>PT10M35S</meta:editing-duration>
    <meta:editing-cycles>1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6" meta:word-count="77" meta:character-count="334" meta:non-whitespace-character-count="263"/>
  </office:meta>
</office:document-meta>
</file>